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04ad" officeooo:paragraph-rsid="000e04ad"/>
    </style:style>
    <style:style style:name="P2" style:family="paragraph" style:parent-style-name="Standard" style:list-style-name="L1">
      <style:text-properties officeooo:rsid="000e04ad" officeooo:paragraph-rsid="000e04ad"/>
    </style:style>
    <style:style style:name="P3" style:family="paragraph" style:parent-style-name="Standard" style:list-style-name="L1">
      <style:text-properties officeooo:rsid="000e04ad" officeooo:paragraph-rsid="000efba7"/>
    </style:style>
    <style:style style:name="P4" style:family="paragraph" style:parent-style-name="Standard" style:list-style-name="L1">
      <style:text-properties officeooo:rsid="000efba7" officeooo:paragraph-rsid="000efba7"/>
    </style:style>
    <style:style style:name="P5" style:family="paragraph" style:parent-style-name="Standard" style:list-style-name="L1">
      <style:text-properties officeooo:rsid="000f8323" officeooo:paragraph-rsid="000f8323"/>
    </style:style>
    <style:style style:name="P6" style:family="paragraph" style:parent-style-name="Standard" style:list-style-name="L1">
      <style:text-properties officeooo:rsid="00122d3b" officeooo:paragraph-rsid="00122d3b"/>
    </style:style>
    <style:style style:name="P7" style:family="paragraph" style:parent-style-name="Standard" style:list-style-name="L1">
      <style:text-properties officeooo:rsid="001391f1" officeooo:paragraph-rsid="001391f1"/>
    </style:style>
    <style:style style:name="P8" style:family="paragraph" style:parent-style-name="Standard" style:list-style-name="L1">
      <style:text-properties officeooo:rsid="001391f1" officeooo:paragraph-rsid="0014e03c"/>
    </style:style>
    <style:style style:name="P9" style:family="paragraph" style:parent-style-name="Standard" style:list-style-name="L1">
      <style:text-properties officeooo:rsid="0014e03c" officeooo:paragraph-rsid="0014e03c"/>
    </style:style>
    <style:style style:name="P1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e04ad" officeooo:paragraph-rsid="000e04ad"/>
    </style:style>
    <style:style style:name="T1" style:family="text">
      <style:text-properties officeooo:rsid="000efba7"/>
    </style:style>
    <style:style style:name="T2" style:family="text">
      <style:text-properties officeooo:rsid="000f8323"/>
    </style:style>
    <style:style style:name="T3" style:family="text">
      <style:text-properties officeooo:rsid="00110792"/>
    </style:style>
    <style:style style:name="T4" style:family="text">
      <style:text-properties officeooo:rsid="00122d3b"/>
    </style:style>
    <style:style style:name="T5" style:family="text">
      <style:text-properties officeooo:rsid="0014e03c"/>
    </style:style>
    <style:style style:name="T6" style:family="text">
      <style:text-properties officeooo:rsid="0019e374"/>
    </style:style>
    <style:style style:name="T7" style:family="text">
      <style:text-properties officeooo:rsid="001b8118"/>
    </style:style>
    <style:style style:name="T8" style:family="text">
      <style:text-properties officeooo:rsid="001cb6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actice Writing BPF</text:p>
      <text:p text:style-name="P1"/>
      <text:p text:style-name="P1">Task 1 – write BPFs to capture the following:</text:p>
      <text:p text:style-name="P1"/>
      <text:list xml:id="list7927623968666532108" text:style-name="L1">
        <text:list-item>
          <text:p text:style-name="P2">All packets with a TTL of 128 or less for both IPv4 and IPv6</text:p>
          <text:list>
            <text:list-item>
              <text:p text:style-name="P3">tcpdump ‘<text:span text:style-name="T1">((ip[0] &amp; 0xF0 = 0x40 &amp;&amp; </text:span>‘ip[8] &amp; 0xFF <text:span text:style-name="T1">=</text:span>&lt; 0x<text:span text:style-name="T1">80) || (ip[0] &amp; 0xF0 = 0x60 &amp;&amp; ip[7] &amp; 0xFF &lt;= 0x80))’</text:span></text:p>
            </text:list-item>
          </text:list>
        </text:list-item>
        <text:list-item>
          <text:p text:style-name="P2">All IP traffic with the DF bit set</text:p>
          <text:list>
            <text:list-item>
              <text:p text:style-name="P4">tcpdump ‘<text:span text:style-name="T2">ip[6] &amp; 0x40 = 0x40’</text:span></text:p>
            </text:list-item>
          </text:list>
        </text:list-item>
        <text:list-item>
          <text:p text:style-name="P2">All packets with the MF flag set and Fragmentation offset result of 31744 / 8</text:p>
          <text:list>
            <text:list-item>
              <text:p text:style-name="P5">tcpdump ‘((ip[6] &amp; 0x20 = 0x20) &amp;&amp; (ip[6:2] &amp; 0x1FFF = 0xF80))’</text:p>
            </text:list-item>
          </text:list>
        </text:list-item>
        <text:list-item>
          <text:p text:style-name="P2">All TCP packets with destination port equal to or less than 1024</text:p>
          <text:list>
            <text:list-item>
              <text:p text:style-name="P5">tcpdump ‘tcp[2:2] &lt;= 0x400’</text:p>
            </text:list-item>
          </text:list>
        </text:list-item>
        <text:list-item>
          <text:p text:style-name="P2">Capture all/only IPv4 packets</text:p>
          <text:list>
            <text:list-item>
              <text:p text:style-name="P5">tcpdump ‘ip[0] &amp; 0xF0 = 0x40’</text:p>
            </text:list-item>
          </text:list>
        </text:list-item>
        <text:list-item>
          <text:p text:style-name="P2">Capture all IPv4 telnet and SSH traffic</text:p>
          <text:list>
            <text:list-item>
              <text:p text:style-name="P5">tcpdump ‘((ip[0] &amp; 0xF0 = 0x40) &amp;&amp; ((tcp<text:span text:style-name="T3">[0:2] = 0x17) || (tcp[0:2} = 0x16)))’</text:span></text:p>
            </text:list-item>
          </text:list>
        </text:list-item>
        <text:list-item>
          <text:p text:style-name="P2">All TCP packets with ONLY the URG/PSH/FIN flags set</text:p>
          <text:list>
            <text:list-item>
              <text:p text:style-name="P6">tcpdump ‘tcp[13] = 0x2<text:span text:style-name="T7">9</text:span>’</text:p>
            </text:list-item>
          </text:list>
        </text:list-item>
        <text:list-item>
          <text:p text:style-name="P2">All traffic that contains a VLAN ID of 100</text:p>
          <text:list>
            <text:list-item>
              <text:p text:style-name="P9">tcpdump ‘ethr[14:2] &amp; 0x0FFF = 0x64’</text:p>
            </text:list-item>
          </text:list>
        </text:list-item>
        <text:list-item>
          <text:p text:style-name="P2">All traffic that has an IPv4 address of 192.168.36.10</text:p>
          <text:list>
            <text:list-item>
              <text:p text:style-name="P6">tcpdump ‘((i<text:span text:style-name="T2">p[0] &amp; 0xF0 = 0x40’</text:span>) &amp;&amp; (ip[12:4] = 0xC0A824<text:span text:style-name="T8">0</text:span>A))’</text:p>
            </text:list-item>
          </text:list>
        </text:list-item>
        <text:list-item>
          <text:p text:style-name="P2">All traffic that has a DSCP of 38</text:p>
          <text:list>
            <text:list-item>
              <text:p text:style-name="P7">tcpdump ‘ip[1] &amp; 0xFC = 0x<text:span text:style-name="T5">98</text:span></text:p>
            </text:list-item>
          </text:list>
        </text:list-item>
        <text:list-item>
          <text:p text:style-name="P2">All DNS zone transfers</text:p>
          <text:list>
            <text:list-item>
              <text:p text:style-name="P6">tcpdump ‘tcp[0:2] = 0x35’</text:p>
            </text:list-item>
          </text:list>
        </text:list-item>
        <text:list-item>
          <text:p text:style-name="P2">all ARP traffic</text:p>
          <text:list>
            <text:list-item>
              <text:p text:style-name="P2">tcpdump ‘<text:span text:style-name="T6">ethr[12:2] = 0x0806’</text:span></text:p>
            </text:list-item>
          </text:list>
        </text:list-item>
        <text:list-item>
          <text:p text:style-name="P2">All IPv6 next header traffic of EIGRP</text:p>
          <text:list>
            <text:list-item>
              <text:p text:style-name="P8">tcpdump ‘((<text:span text:style-name="T4">ip[0] &amp; 0xF0 = 0x60’) &amp;&amp; (ip[6] = 0x58))’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14:22.740235484</meta:creation-date>
    <dc:date>2018-12-07T13:16:40.595540476</dc:date>
    <meta:editing-duration>PT40M23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28" meta:word-count="256" meta:character-count="1234" meta:non-whitespace-character-count="1031"/>
  </office:meta>
</office:document-meta>
</file>